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fo:color="#1155cc" style:font-name="Roboto" fo:font-size="10.5pt" style:font-name-asian="Roboto1" style:font-size-asian="10.5pt" style:font-name-complex="Roboto1" style:font-size-complex="10.5pt"/>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master-page-name="Standard">
      <loext:graphic-properties draw:fill="solid" draw:fill-color="#ffffff"/>
      <style:paragraph-properties style:page-number="1" fo:background-color="#ffffff"/>
    </style:style>
    <style:style style:name="T1" style:family="text">
      <style:text-properties fo:color="#1f1f1f" style:font-name="Roboto" fo:font-size="10.5pt" fo:font-style="italic" fo:font-weight="bold" style:font-name-asian="Roboto1" style:font-size-asian="10.5pt" style:font-style-asian="italic" style:font-weight-asian="bold" style:font-name-complex="Roboto1" style:font-size-complex="10.5pt"/>
    </style:style>
    <style:style style:name="T2" style:family="text">
      <style:text-properties fo:color="#1f1f1f" style:font-name="Roboto" fo:font-size="10.5pt" style:font-name-asian="Roboto1" style:font-size-asian="10.5pt" style:font-name-complex="Roboto1" style:font-size-complex="10.5pt"/>
    </style:style>
    <style:style style:name="T3" style:family="text">
      <style:text-properties fo:color="#1f1f1f" fo:font-size="10.5pt" style:font-size-asian="10.5pt" style:font-size-complex="10.5pt"/>
    </style:style>
    <style:style style:name="T4" style:family="text">
      <style:text-properties fo:color="#1f1f1f" fo:font-size="10.5pt" fo:font-weight="bold" style:font-size-asian="10.5pt" style:font-weight-asian="bold" style:font-size-complex="10.5pt"/>
    </style:style>
    <style:style style:name="T5" style:family="text">
      <style:text-properties fo:color="#1155cc" style:font-name="Roboto" fo:font-size="10.5pt" style:font-name-asian="Roboto1" style:font-size-asian="10.5pt" style:font-name-complex="Roboto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I Summary: </text:span></text:p>
      <text:p text:style-name="P1"><text:span text:style-name="T2">Tell me about this file</text:span></text:p>
      <text:p text:style-name="P1"><text:a xlink:type="simple" xlink:href="https://drive.google.com/file/d/1g3qYfzniCTRtG_JlfjlQlpVecNKI85cg/view?usp=drivesdk" text:style-name="ListLabel_20_10" text:visited-style-name="ListLabel_20_10"><text:span text:style-name="T5">17. 1981-08-14-amruta.org-The Scientific Viewpoint-ShriMatajiSpeech.pdf</text:span></text:a></text:p>
      <text:p text:style-name="P2"/>
      <text:p text:style-name="P1"><text:span text:style-name="T3">The transcript of Shri Mataji's speech in Birmingham in 1981 focuses on the scientific viewpoint of Sahaja Yoga, emphasizing its basis in reality and the importance of experiencing it firsthand. Here are the key points:</text:span></text:p>
      <text:list xml:id="list3752195119" text:style-name="WWNum1">
        <text:list-item>
          <text:p text:style-name="P3"><text:span text:style-name="T4">Science and Open-Mindedness:</text:span><text:span text:style-name="T3"> Shri Mataji highlights the need for an open-minded, scientific approach to Sahaja Yoga, encouraging seekers to experiment and verify its claims.</text:span></text:p>
        </text:list-item>
        <text:list-item>
          <text:p text:style-name="P3"><text:span text:style-name="T4">The Reality of God and Self-Realization:</text:span><text:span text:style-name="T3"> Shri Mataji asserts the existence of God and the all-pervading power, stating that self-realization is achievable and should be validated through experience.</text:span></text:p>
        </text:list-item>
        <text:list-item>
          <text:p text:style-name="P3"><text:span text:style-name="T4">Human Evolution and Purpose:</text:span><text:span text:style-name="T3"> The talk explores the purpose of human evolution, suggesting that humans have a higher potential beyond material pursuits, and Sahaja Yoga offers a path to realize this potential.</text:span></text:p>
        </text:list-item>
        <text:list-item>
          <text:p text:style-name="P3"><text:span text:style-name="T4">Kundalini Energy:</text:span><text:span text:style-name="T3"> Shri Mataji explains the concept of Kundalini energy, a dormant power within individuals that, when awakened, leads to self-realization and various physical and mental benefits.</text:span></text:p>
        </text:list-item>
        <text:list-item>
          <text:p text:style-name="P3"><text:span text:style-name="T4">False Gurus and the Importance of Authenticity:</text:span><text:span text:style-name="T3"> The speech warns against false gurus who exploit seekers, emphasizing that true spiritual growth comes through genuine self-realization, not material offerings.</text:span></text:p>
        </text:list-item>
        <text:list-item>
          <text:p text:style-name="P3"><text:span text:style-name="T4">The Simplicity of Sahaja Yoga:</text:span><text:span text:style-name="T3"> Shri Mataji emphasizes the simplicity of Sahaja Yoga, explaining that it's a spontaneous, living process accessible to everyone, regardless of background or beliefs.</text:span></text:p>
        </text:list-item>
        <text:list-item>
          <text:p text:style-name="P3"><text:span text:style-name="T4">The Role of the Spirit:</text:span><text:span text:style-name="T3"> The talk discusses the role of the Spirit in Sahaja Yoga, highlighting its manifestation in the conscious mind and the transformation it brings to individuals.</text:span></text:p>
        </text:list-item>
        <text:list-item>
          <text:p text:style-name="P3"><text:span text:style-name="T4">Physical and Mental Healing:</text:span><text:span text:style-name="T3"> Shri Mataji mentions the physical and mental healing benefits of Sahaja Yoga, attributing them to the cleansing power of Kundalini awakening.</text:span></text:p>
        </text:list-item>
        <text:list-item>
          <text:p text:style-name="P3"><text:span text:style-name="T4">The Chakras and Their Significance:</text:span><text:span text:style-name="T3"> The speech provides a brief overview of the seven chakras and their connection to various aspects of human experience, emphasizing the importance of understanding these energy centers.</text:span></text:p>
        </text:list-item>
        <text:list-item>
          <text:p text:style-name="P3"><text:span text:style-name="T4">The Experience of Sahaja Yoga:</text:span><text:span text:style-name="T3"> Shri Mataji encourages attendees to experience Sahaja Yoga firsthand, guiding them through a meditation to awaken the Kundalini energy and feel the cool breeze of self-realization.</text:span></text:p>
        </text:list-item>
      </text:list>
      <text:p text:style-name="P1"><text:span text:style-name="T3">Overall, the speech aims to present Sahaja Yoga as a scientific and accessible path to self-realization, offering a deeper understanding of human potential and the divine power withi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f1f1f" fo:font-size="10.5pt" style:text-underline-style="none" style:font-size-asian="10.5pt"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369" meta:character-count="2481" meta:non-whitespace-character-count="2136"/>
    <meta:generator>LibreOfficeDev/6.0.5.2$Linux_X86_64 LibreOffice_project/</meta:generator>
  </office:meta>
</office:document-meta>
</file>